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acb" officeooo:paragraph-rsid="00117acb"/>
    </style:style>
    <style:style style:name="P2" style:family="paragraph" style:parent-style-name="Standard">
      <style:text-properties officeooo:rsid="00137529" officeooo:paragraph-rsid="00137529"/>
    </style:style>
    <style:style style:name="P3" style:family="paragraph" style:parent-style-name="Standard">
      <style:text-properties officeooo:rsid="00117acb" officeooo:paragraph-rsid="00117acb"/>
    </style:style>
    <style:style style:name="P4" style:family="paragraph" style:parent-style-name="Standard">
      <style:text-properties officeooo:rsid="00117acb" officeooo:paragraph-rsid="00151665"/>
    </style:style>
    <style:style style:name="T1" style:family="text">
      <style:text-properties officeooo:rsid="00151665"/>
    </style:style>
    <style:style style:name="T2" style:family="text">
      <style:text-properties officeooo:rsid="0016cc4f"/>
    </style:style>
    <style:style style:name="T3" style:family="text">
      <style:text-properties officeooo:rsid="001712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um: <text:span text:style-name="T1">10</text:span>/04/2016</text:p>
      <text:p text:style-name="P1">Aanwezigheden: Bart, <text:span text:style-name="T1">Dennie</text:span>, Jesse</text:p>
      <text:p text:style-name="P1">locatie: <text:span text:style-name="T1">Skype</text:span></text:p>
      <text:p text:style-name="P1"/>
      <text:p text:style-name="P1">Voorzitter: Jesse</text:p>
      <text:p text:style-name="P1">Notulist: Bart</text:p>
      <text:p text:style-name="P1"/>
      <text:p text:style-name="P1">Punten:<text:tab/>– <text:span text:style-name="T1">overlopen wat gedaan is</text:span></text:p>
      <text:p text:style-name="P1"><text:tab/><text:tab/>- overlopen analyse plan</text:p>
      <text:p text:style-name="P1"><text:tab/><text:tab/>– <text:span text:style-name="T1">Taken verdelen tegen volgende zitting</text:span></text:p>
      <text:p text:style-name="P4"><text:tab/><text:tab/>– klassediagram</text:p>
      <text:p text:style-name="P1"/>
      <text:p text:style-name="P1">verslag:</text:p>
      <text:p text:style-name="P1">– <text:span text:style-name="T1">Mockups bestaan</text:span></text:p>
      <text:p text:style-name="P1">– <text:span text:style-name="T1">dfd's aanzet zijn gegeven</text:span></text:p>
      <text:p text:style-name="P1">– <text:span text:style-name="T1">ERD's aanzet is gegeven</text:span></text:p>
      <text:p text:style-name="P1">– <text:span text:style-name="T1">Use cases zijn gestart</text:span></text:p>
      <text:p text:style-name="P1"/>
      <text:p text:style-name="P1">punten voor volgende keer:</text:p>
      <text:p text:style-name="P1">– <text:span text:style-name="T3">meeten met de klant</text:span></text:p>
      <text:p text:style-name="P1">– <text:span text:style-name="T3">afwerken analyse bestanden</text:span></text:p>
      <text:p text:style-name="P1"/>
      <text:p text:style-name="P1"/>
      <text:p text:style-name="P1">taken:</text:p>
      <text:p text:style-name="P1">– <text:span text:style-name="T1">Use cases afwerken (Bart)</text:span></text:p>
      <text:p text:style-name="P1">– <text:span text:style-name="T2">Mockups beetje bijwerken met pxl logo's (Bart)</text:span></text:p>
      <text:p text:style-name="P1">– <text:span text:style-name="T2">plan van aanpak controleren/ bijwerken (iedereen)</text:span></text:p>
      <text:p text:style-name="P1">– <text:span text:style-name="T2">Readme.md aanpassen (Arjen)</text:span></text:p>
      <text:p text:style-name="P1">– <text:span text:style-name="T2">logisch gegevensmodel (Dennie)</text:span></text:p>
      <text:p text:style-name="P1">– <text:span text:style-name="T2">kassediagrammen (Jesse en Bart)</text:span></text:p>
      <text:p text:style-name="P1">– <text:span text:style-name="T3">Alles doornemen (iedereen)</text:span></text:p>
      <text:p text:style-name="P1">– </text:p>
      <text:p text:style-name="P1"/>
      <text:p text:style-name="P2">volgende vergadering: </text:p>
      <text:p text:style-name="P2">12/04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1:44:49.282000000</meta:creation-date>
    <dc:date>2016-04-10T21:29:19.131000000</dc:date>
    <meta:editing-duration>PT28M48S</meta:editing-duration>
    <meta:editing-cycles>3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28" meta:word-count="87" meta:character-count="672" meta:non-whitespace-character-count="588"/>
  </office:meta>
</office:document-meta>
</file>